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3e611" officeooo:paragraph-rsid="0003e611"/>
    </style:style>
    <style:style style:name="P2" style:family="paragraph" style:parent-style-name="Text_20_body">
      <style:text-properties fo:language="de" fo:country="DE" officeooo:rsid="00061204" officeooo:paragraph-rsid="00061204"/>
    </style:style>
    <style:style style:name="P3" style:family="paragraph" style:parent-style-name="Heading_20_1">
      <style:text-properties fo:language="de" fo:country="DE"/>
    </style:style>
    <style:style style:name="T1" style:family="text">
      <style:text-properties officeooo:rsid="0004f5f0"/>
    </style:style>
    <style:style style:name="T2" style:family="text">
      <style:text-properties officeooo:rsid="00061204"/>
    </style:style>
    <style:style style:name="T3" style:family="text">
      <style:text-properties officeooo:rsid="0006ffff"/>
    </style:style>
    <style:style style:name="T4" style:family="text">
      <style:text-properties officeooo:rsid="0008d2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Systemanforderungsanalyse</text:h>
      <text:p text:style-name="P1">Nach sehr genauem Gespräch mit dem Kunden sind folgende Schwerpunkte ersichtlich geworden.</text:p>
      <text:p text:style-name="P1">Zu bauen ist ein Gerät, welches auf einem Mikrocontroller basierend mit <text:span text:style-name="T1">zwei</text:span> K<text:span text:style-name="T1">nö</text:span>pf<text:span text:style-name="T1">en</text:span> angesteuert werden kann und weiterhin 5 externe Lichtquellen <text:span text:style-name="T2">enthält</text:span>.</text:p>
      <text:p text:style-name="P2">Das Gerät soll sich wie folgt verhalten.</text:p>
      <text:p text:style-name="P1"><text:span text:style-name="T2">V</text:span>on der Stufe eins <text:span text:style-name="T2">ausgehen </text:span>muss der Benutzer sich über die verschiedenen Stufen <text:span text:style-name="T2">hocharbeiten (</text:span>“hoch-drücken”<text:span text:style-name="T2">)</text:span>.</text:p>
      <text:p text:style-name="P2">Dabei springt ein Lichtkegel immer zwischen der ersten (unteren) und der aktuellen (oberen) Stufen des Benutzers. Der Benutzer soll dabei auf den ersten Knopf (Trigger) drücken. <text:span text:style-name="T3">Je nachdem</text:span> wo der Lichtkegel zu diesem Zeitpunkt steht, steigt der Benutzer entweder eine Stufe ab (<text:span text:style-name="T4">w</text:span>enn der <text:span text:style-name="T4">K</text:span>egel unten ist) oder auf (wenn der Kegel oben ist).</text:p>
      <text:p text:style-name="P2">Sobald der Benutzer sich bis zur <text:span text:style-name="T3">letzten</text:span> Stufe hochgearbeitet hat, hat dieser gewonnen und es wird eine Lichtanimation abgespielt. <text:span text:style-name="T3">Danach</text:span> wird gewartet, bis der Benutzer wieder auf den Trigger drückt und das Spiel beginnt erneut.</text:p>
      <text:p text:style-name="P2">Sollte der Benutzer bis zur letzten Stufe heruntergestiegen sein, wird eine andere Lichtanimation abgespielt und es wird gewartet, bis der Benutzer wieder den Trigger drückt um neu zu starten.</text:p>
      <text:p text:style-name="P2"/>
      <text:p text:style-name="P2">Die Berechnung der <text:span text:style-name="T3">Geschwindigkeit</text:span> des Lichtkegels funktioniert auf zwei Arten. Zwischen diesen Arten kann der Benutzer umschalten indem er zu eine beliebigen Zeit den zweiten Knopf (Switcher) drückt.</text:p>
      <text:p text:style-name="P2">Bei der <text:span text:style-name="T4">Standard Version </text:span>(Leicht) wird für die <text:span text:style-name="T3">Länge</text:span> des Lichtkegels folgende Berechnung genutzt:</text:p>
      <text:p text:style-name="P2">Länge des Lichtkegels (in Sekunden) ist eins geteilt durch die aktuelle Stufe des Benutzers.</text:p>
      <text:p text:style-name="P2"/>
      <text:p text:style-name="P2">Bei der erweiterten <text:span text:style-name="T3">Version</text:span> (<text:span text:style-name="T3">Schwer</text:span>) wird die <text:span text:style-name="T3">Länge</text:span> des Lichtkegels wie folgt berechnet:</text:p>
      <text:p text:style-name="P2">Länge des Lichtkegels (in Sekunden) ist eins geteilt durch die aktuelle Stufe des Lichtkegels. Somit würde dieser bei der Stufe des Benutzers beispielsweise auf Stufe 5. 1/5 = 0,2s <text:span text:style-name="T3">ergeben</text:span> aber bei der unteren Stufe 1/1 eine Sekunde. Somit ist das Fehlerpotenzial gegen den Nutzer gerichte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2:21:33.334000000</meta:creation-date>
    <dc:date>2021-01-25T13:59:28.497000000</dc:date>
    <meta:editing-duration>PT5M11S</meta:editing-duration>
    <meta:editing-cycles>2</meta:editing-cycles>
    <meta:generator>LibreOffice/6.2.6.2$Windows_X86_64 LibreOffice_project/684e730861356e74889dfe6dbddd3562aae2e6ad</meta:generator>
    <meta:document-statistic meta:table-count="0" meta:image-count="0" meta:object-count="0" meta:page-count="1" meta:paragraph-count="13" meta:word-count="290" meta:character-count="1949" meta:non-whitespace-character-count="1671"/>
  </office:meta>
</office:document-meta>
</file>